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Base64Holder.getByteArray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avaBase64Holder.compute_text( NamespaceManager ns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Base64Holder.schem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Base64Holder.set_n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vaBase64Holder.value_hash_c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avaBase64Holder.validateLexical( String v , SchemaType sType , Validation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avaBase64Holder.set_ByteArray( byte [ ] b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vaBase64Holder.set_text( String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vaBase64Holder.lex( String v , ValidationContext 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JavaBase64Holder.equal_to( XmlObjec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